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fo:font-weight="normal" officeooo:rsid="002bbdbd" style:font-weight-asian="normal" style:font-weight-complex="normal"/>
    </style:style>
    <style:style style:name="T26" style:family="text">
      <style:text-properties officeooo:rsid="0027cc6e"/>
    </style:style>
    <style:style style:name="T27" style:family="text">
      <style:text-properties officeooo:rsid="002bbdbd"/>
    </style:style>
    <style:style style:name="T28" style:family="text">
      <style:text-properties officeooo:rsid="002cf119"/>
    </style:style>
    <style:style style:name="T29" style:family="text">
      <style:text-properties officeooo:rsid="002ec9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68"/>
      <text:p text:style-name="P68"/>
      <text:p text:style-name="P68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68"/>
      <text:p text:style-name="P68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68"/>
      <text:p text:style-name="P68"/>
      <text:p text:style-name="P68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68"/>
      <text:p text:style-name="P68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69"/>
      <text:p text:style-name="P79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70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71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71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72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80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73"/>
      <text:p text:style-name="P73"/>
      <text:p text:style-name="P73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73"/>
      <text:p text:style-name="P73"/>
      <text:p text:style-name="P73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74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75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76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77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78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81"/>
      <text:p text:style-name="P81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82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83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84"/>
      <text:p text:style-name="P84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85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85"/>
      <text:p text:style-name="P85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86"/>
      <text:p text:style-name="P86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87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95"/>
      <text:p text:style-name="P87">D<text:span text:style-name="T12">imecres</text:span><text:tab/><text:span text:style-name="T17">08</text:span>/<text:span text:style-name="T14">11</text:span>/23</text:p>
      <text:p text:style-name="P57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7"/>
      <text:p text:style-name="P57"/>
      <text:p text:style-name="P88">D<text:span text:style-name="T12">ijous</text:span><text:tab/><text:tab/><text:span text:style-name="T17">09</text:span>/<text:span text:style-name="T14">11</text:span>/23</text:p>
      <text:p text:style-name="P58"><text:span text:style-name="T21">Examen.</text:span> </text:p>
      <text:p text:style-name="P58"/>
      <text:p text:style-name="P58"/>
      <text:p text:style-name="P89">D<text:span text:style-name="T12">illuns</text:span><text:tab/><text:span text:style-name="T22">13</text:span>/<text:span text:style-name="T14">11</text:span>/23</text:p>
      <text:p text:style-name="P59"><text:span text:style-name="T22">Corregim examen.</text:span> </text:p>
      <text:p text:style-name="P52">Baixem al taller.</text:p>
      <text:p text:style-name="P59"/>
      <text:p text:style-name="P90"/>
      <text:p text:style-name="P90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6">pràctica 2</text:span></text:a>.</text:p>
      <text:p text:style-name="P60"/>
      <text:p text:style-name="P60"/>
      <text:p text:style-name="P90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6">pràctica 2</text:span></text:a>.</text:p>
      <text:p text:style-name="P53"/>
      <text:p text:style-name="P91"/>
      <text:p text:style-name="P91">D<text:span text:style-name="T12">ijous<text:tab/><text:tab/>16/11/23</text:span><text:span text:style-name="T24"> </text:span></text:p>
      <text:p text:style-name="P63">Preparació examen motors.</text:p>
      <text:p text:style-name="P63"/>
      <text:p text:style-name="P63"/>
      <text:p text:style-name="P92">D<text:span text:style-name="T12">illuns</text:span><text:tab/><text:span text:style-name="T27">20</text:span>/<text:span text:style-name="T14">11</text:span>/23</text:p>
      <text:p text:style-name="P65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1"/>
      <text:p text:style-name="P92"/>
      <text:p text:style-name="P92">D<text:span text:style-name="T12">imarts<text:tab/>21/11/23</text:span><text:span text:style-name="T24"> </text:span></text:p>
      <text:p text:style-name="P65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6">pràctica 2</text:span></text:a>.</text:p>
      <text:p text:style-name="P61"/>
      <text:p text:style-name="P61"/>
      <text:p text:style-name="P92">D<text:span text:style-name="T12">imecres<text:tab/>22/11/23</text:span><text:span text:style-name="T24"> </text:span></text:p>
      <text:p text:style-name="P94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6">pràctica 2</text:span></text:a>.</text:p>
      <text:p text:style-name="P54"/>
      <text:p text:style-name="P92"/>
      <text:p text:style-name="P92">D<text:span text:style-name="T12">ijous<text:tab/><text:tab/>23/11/23</text:span><text:span text:style-name="T24"> </text:span></text:p>
      <text:p text:style-name="P65">Comentat micrómetre.</text:p>
      <text:p text:style-name="P65">Mostrat <text:a xlink:type="simple" xlink:href="https://www.stefanelli.eng.br/en/use-reading-micrometer-hundredth-millimeter/">micrómetre virtual</text:a>. </text:p>
      <text:p text:style-name="P65">Fet exercici micròmetre. </text:p>
      <text:p text:style-name="P65">Vídeo <text:s/><text:a xlink:type="simple" xlink:href="https://www.youtube.com/watch?si=2jlw0jWI6-L+QIRnN&amp;v=9LC6oZHvNvE&amp;feature=youtu.be">Útils de verificació</text:a>.</text:p>
      <text:p text:style-name="P64"/>
      <text:p text:style-name="P93">D<text:span text:style-name="T12">illuns</text:span><text:tab/><text:span text:style-name="T27">27</text:span>/<text:span text:style-name="T14">11</text:span>/23</text:p>
      <text:p text:style-name="P66">Comentat <text:a xlink:type="simple" xlink:href="https://www.youtube.com/watch?v=mvinD5enn3Q"><text:span text:style-name="T28">vídeo traçat</text:span></text:a><text:span text:style-name="T28">, fet preguntes relatives al vídeo</text:span>.</text:p>
      <text:p text:style-name="P55">Baixem al taller, <text:a xlink:type="simple" xlink:href="https://paulinoposada.github.io/web_mec/documents/taller_plano_roscas.pdf"><text:span text:style-name="T26">pràctica 2</text:span></text:a>.</text:p>
      <text:p text:style-name="P62"/>
      <text:p text:style-name="P96">D<text:span text:style-name="T12">imarts<text:tab/>28/11/23</text:span><text:span text:style-name="T24"> </text:span></text:p>
      <text:p text:style-name="P67">Co<text:span text:style-name="T29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6">pràctica 2</text:span></text:a>.</text:p>
      <text:p text:style-name="P97"/>
      <text:p text:style-name="P97"/>
      <text:p text:style-name="P99">D<text:span text:style-name="T12">imecres<text:tab/>29/11/23</text:span><text:span text:style-name="T24"> </text:span></text:p>
      <text:p text:style-name="P98">Baixem al taller, <text:a xlink:type="simple" xlink:href="https://paulinoposada.github.io/web_mec/documents/taller_plano_roscas.pdf"><text:span text:style-name="T26">pràctica 2</text:span></text:a>.</text:p>
      <text:p text:style-name="P9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29T16:46:25.413822371</dc:date>
    <meta:editing-duration>PT27M52S</meta:editing-duration>
    <meta:editing-cycles>46</meta:editing-cycles>
    <meta:document-statistic meta:table-count="0" meta:image-count="0" meta:object-count="0" meta:page-count="5" meta:paragraph-count="129" meta:word-count="647" meta:character-count="4379" meta:non-whitespace-character-count="3827"/>
  </office:meta>
</office:document-meta>
</file>